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10.644cm" fo:min-width="11.144cm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t_20_sans_20_remplissage_20_et_20_sans_20_ligne">
      <style:graphic-properties svg:stroke-color="#000000" draw:textarea-horizontal-align="center" draw:textarea-vertical-align="middle" draw:ole-draw-aspect="1" style:protect="size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color="#ff8000" loext:opacity="100%"/>
    </style:style>
    <style:style style:name="P2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T1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25cm" svg:height="1.25cm" svg:x="11.15cm" svg:y="3.7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11.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4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5cm" svg:height="1.25cm" svg:x="9.25cm" svg:y="4.7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75cm" svg:height="11cm" svg:x="3cm" svg:y="3.1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5cm" svg:height="1.25cm" svg:x="9.3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25cm" svg:height="1.25cm" svg:x="3.3cm" svg:y="3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4.2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6.6cm" svg:y="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8.1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1.25cm" svg:height="1.25cm" svg:x="5.25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3.85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10.8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12.1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924cm" svg:x1="3.483cm" svg:y1="3.654cm" svg:x2="4.367cm" svg:y2="3.654cm" draw:start-shape="id1" draw:start-glue-point="5" draw:end-shape="id1" draw:end-glue-point="11" svg:d="M3483 3654c0-2472 884-2472 884 0" svg:viewBox="0 0 885 1855">
          <text:p/>
        </draw:connector>
        <draw:connector draw:style-name="gr7" draw:text-style-name="P3" draw:layer="layout" draw:type="curve" draw:line-skew="-1.097cm" svg:x1="11.333cm" svg:y1="3.933cm" svg:x2="12.217cm" svg:y2="3.933cm" draw:start-shape="id2" draw:start-glue-point="5" draw:end-shape="id2" draw:end-glue-point="11" svg:d="M11333 3933c0-2731 884-2731 884 0" svg:viewBox="0 0 885 2049">
          <text:p/>
        </draw:connector>
        <draw:connector draw:style-name="gr8" draw:text-style-name="P3" draw:layer="layout" draw:type="curve" svg:x1="6.5cm" svg:y1="5.325cm" svg:x2="9.25cm" svg:y2="5.325cm" draw:start-shape="id3" draw:start-glue-point="10" draw:end-shape="id4" draw:end-glue-point="6" svg:d="M6500 5325h2750" svg:viewBox="0 0 2751 1">
          <text:p/>
        </draw:connector>
        <draw:line draw:style-name="gr9" draw:text-style-name="P3" draw:layer="layout" svg:x1="4.7cm" svg:y1="13cm" svg:x2="4.7cm" svg:y2="15cm">
          <text:p/>
        </draw:line>
        <draw:line draw:style-name="gr10" draw:text-style-name="P3" draw:layer="layout" svg:x1="12.2cm" svg:y1="13cm" svg:x2="12.2cm" svg:y2="15cm">
          <text:p/>
        </draw:line>
        <draw:custom-shape draw:style-name="gr2" draw:text-style-name="P3" draw:layer="layout" svg:width="1.25cm" svg:height="1.25cm" svg:x="7.1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71cm" svg:height="0.731cm" svg:x="3.7cm" svg:y="15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5" draw:layer="layout" svg:width="1.722cm" svg:height="0.703cm" svg:x="11.7cm" svg:y="15.0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5" draw:layer="layout" svg:width="1.664cm" svg:height="0.726cm" svg:x="6.762cm" svg:y="4.47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5" draw:layer="layout" svg:width="3.217cm" svg:height="1.338cm" svg:x="4.55cm" svg:y="1.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5" draw:layer="layout" svg:width="3.302cm" svg:height="1.338cm" svg:x="12.4cm" svg:y="1.7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" draw:text-style-name="P6" draw:layer="layout" svg:width="0.25cm" svg:height="0.25cm" svg:x="13.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0.5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5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9cm" svg:y="1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7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447cm" svg:y="1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0.929cm" svg:y="12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077cm" svg:y="10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5.902cm" svg:y="11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4.129cm" svg:y="7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4.645cm" svg:y="5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732cm" svg:y="13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484cm" svg:y="13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87cm" svg:y="1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378cm" svg:y="4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507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878cm" svg:y="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164cm" svg:y="6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695cm" svg:y="6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919cm" svg:y="4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495cm" svg:y="3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5.108cm" svg:y="3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719cm" svg:y="11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866cm" svg:y="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3.25cm" svg:y1="7.75cm" svg:x2="15.75cm" svg:y2="7.75cm">
          <text:p/>
        </draw:line>
        <draw:frame draw:style-name="gr11" draw:text-style-name="P5" draw:layer="layout" svg:width="1.739cm" svg:height="0.703cm" svg:x="15.75cm" svg:y="7.2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8:46:14.227530200</meta:creation-date>
    <dc:date>2021-12-02T22:00:09.602781853</dc:date>
    <meta:editing-duration>PT27M50S</meta:editing-duration>
    <meta:editing-cycles>10</meta:editing-cycles>
    <meta:generator>LibreOffice/7.2.2.2$Linux_X86_64 LibreOffice_project/2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row>
        <mo stretchy="false">−</mo>
        <mi>γ</mi>
      </mrow>
      <mo stretchy="false">⋅</mo>
      <mi>S</mi>
    </mrow>
    <annotation encoding="StarMath 5.0">- %gamma cdot S</annotation>
  </semantics>
</math>
</file>

<file path=Object 2/content.xml><?xml version="1.0" encoding="utf-8"?>
<math xmlns="http://www.w3.org/1998/Math/MathML" display="block">
  <semantics>
    <mrow>
      <mrow>
        <mo stretchy="false">−</mo>
        <mi>δ</mi>
      </mrow>
      <mo stretchy="false">⋅</mo>
      <mi>C</mi>
    </mrow>
    <annotation encoding="StarMath 5.0">- %delta cdot C</annotation>
  </semantics>
</math>
</file>

<file path=Object 3/content.xml><?xml version="1.0" encoding="utf-8"?>
<math xmlns="http://www.w3.org/1998/Math/MathML" display="block">
  <semantics>
    <mrow>
      <mrow>
        <mo stretchy="false">−</mo>
        <mi>μ</mi>
      </mrow>
      <mo stretchy="false">⋅</mo>
      <mi>S</mi>
    </mrow>
    <annotation encoding="StarMath 5.0">- %mu cdot S</annotation>
  </semantics>
</math>
</file>

<file path=Object 4/content.xml><?xml version="1.0" encoding="utf-8"?>
<math xmlns="http://www.w3.org/1998/Math/MathML" display="block">
  <semantics>
    <mrow>
      <msub>
        <mi>β</mi>
        <mn>1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S</mi>
    </mrow>
    <annotation encoding="StarMath 5.0">%beta_1 cdot( {N} over {N+K}) cdot S</annotation>
  </semantics>
</math>
</file>

<file path=Object 5/content.xml><?xml version="1.0" encoding="utf-8"?>
<math xmlns="http://www.w3.org/1998/Math/MathML" display="block">
  <semantics>
    <mrow>
      <msub>
        <mi>β</mi>
        <mn>2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C</mi>
    </mrow>
    <annotation encoding="StarMath 5.0">%beta_2 cdot ({N} over {N+K})  cdot
 C</annotation>
  </semantics>
</math>
</file>

<file path=Object 6/content.xml><?xml version="1.0" encoding="utf-8"?>
<math xmlns="http://www.w3.org/1998/Math/MathML" display="block">
  <semantics>
    <mrow>
      <mrow>
        <mo stretchy="false">−</mo>
        <mi>τ</mi>
      </mrow>
      <mo stretchy="false">⋅</mo>
      <mi>C</mi>
    </mrow>
    <annotation encoding="StarMath 5.0">- %tau cdot C</annotation>
  </semantics>
</math>
</file>